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6cm" fo:min-width="7.406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958cm" svg:height="1.778cm" svg:x="4.75cm" svg:y="6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 = s_{p}, P_{new} = s_{p'}$§svg§600§TRUE§</svg:desc>
          <draw:polygon draw:style-name="gr2" draw:text-style-name="P2" draw:layer="layout" svg:width="7.263cm" svg:height="0.681cm" svg:x="4.958cm" svg:y="6.684cm" svg:viewBox="0 0 7264 682" draw:points="3632,682 0,682 0,0 7264,0 7264,682">
            <text:p/>
          </draw:polygon>
          <draw:path draw:style-name="gr3" draw:text-style-name="P3" draw:layer="layout" svg:width="0.503cm" svg:height="0.481cm" svg:x="4.986cm" svg:y="6.68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5.534cm" svg:y="6.682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6.298cm" svg:y="6.666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6.756cm" svg:y="6.682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469cm" svg:height="0.165cm" svg:x="7.328cm" svg:y="6.904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8.066cm" svg:y="6.85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8.358cm" svg:y="7.0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83cm" svg:height="0.211cm" svg:x="8.744cm" svg:y="7.088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3" draw:text-style-name="P3" draw:layer="layout" svg:width="0.503cm" svg:height="0.481cm" svg:x="9.022cm" svg:y="6.682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9.466cm" svg:y="7.05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0 44z">
            <text:p/>
          </draw:path>
          <draw:path draw:style-name="gr3" draw:text-style-name="P3" draw:layer="layout" svg:width="0.211cm" svg:height="0.223cm" svg:x="9.822cm" svg:y="7.05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10.078cm" svg:y="7.05cm" svg:viewBox="0 0 362 224" svg:d="M236 62c4-14 10-38 10-40 0-10-8-16-16-16-10 0-18 6-22 14 0 4-6 24-10 38-6 28-6 28-14 56-6 28-6 32-8 46 2 10-2 20-14 34-6 8-16 16-32 16-20 0-44-6-44-46 0-24 12-62 22-86 10-22 12-26 12-36 0-24-22-42-48-42-50 0-72 68-72 76 0 6 6 6 8 6 8 0 8-2 10-8 12-40 32-60 52-60 10 0 14 6 14 18s-6 22-8 28c-28 74-28 82-28 98 0 58 52 66 80 66 8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469cm" svg:height="0.165cm" svg:x="10.748cm" svg:y="6.904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11.484cm" svg:y="6.852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11.776cm" svg:y="7.05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12.098cm" svg:y="6.93cm" svg:viewBox="0 0 100 186" svg:d="M96 34c0 0 4-8 4-14 0-12-12-20-22-20-16 0-20 12-22 16l-54 154c-2 4-2 6-2 6 0 6 16 10 16 10 2 0 4-2 6-6z">
            <text:p/>
          </draw:path>
        </draw:g>
        <draw:custom-shape draw:style-name="gr1" draw:text-style-name="P1" draw:layer="layout" svg:width="7.958cm" svg:height="1.778cm" svg:x="17.742cm" svg:y="6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latex§$PMSI = s_{p'}, P_{new} = s_{p''}$§svg§600§TRUE§</svg:desc>
          <draw:polygon draw:style-name="gr2" draw:text-style-name="P2" draw:layer="layout" svg:width="7.607cm" svg:height="0.681cm" svg:x="17.97cm" svg:y="6.748cm" svg:viewBox="0 0 7608 682" draw:points="3804,682 0,682 0,0 7608,0 7608,682">
            <text:p/>
          </draw:polygon>
          <draw:path draw:style-name="gr3" draw:text-style-name="P3" draw:layer="layout" svg:width="0.503cm" svg:height="0.481cm" svg:x="17.998cm" svg:y="6.746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6-8-20-8-26 0-46 0-46-12 0-4 2-8 2-12zM236 48c6-24 8-26 38-26h68c58 0 96 18 96 68 0 28-14 88-42 114-34 32-78 36-108 36h-100z">
            <text:p/>
          </draw:path>
          <draw:path draw:style-name="gr3" draw:text-style-name="P3" draw:layer="layout" svg:width="0.705cm" svg:height="0.481cm" svg:x="18.546cm" svg:y="6.746cm" svg:viewBox="0 0 706 482" svg:d="M624 54c6-26 6-32 60-32 16 0 22 0 22-14 0-8-6-8-18-8h-94c-18 0-18 0-28 14l-256 402-56-400c-2-16-4-16-22-16h-96c-14 0-22 0-22 14 0 8 8 8 22 8 8 0 22 0 30 2 10 0 16 2 16 10 0 4-2 6-4 14l-90 360c-6 28-18 50-76 52-2 0-12 0-12 14 0 6 4 8 10 8 22 0 48-2 70-2 24 0 50 2 72 2 4 0 14 0 14-14 0-8-8-8-14-8-40 0-46-14-46-30 0-6 0-10 2-18l96-384 62 438c0 8 2 16 10 16s12-8 16-12l284-448-100 406c-8 26-8 32-64 32-12 0-20 0-20 14 0 8 8 8 10 8 20 0 68-2 88-2 28 0 60 2 88 2 4 0 14 0 14-14 0-8-6-8-20-8-26 0-46 0-46-12 0-4 0-4 4-18z">
            <text:p/>
          </draw:path>
          <draw:path draw:style-name="gr3" draw:text-style-name="P3" draw:layer="layout" svg:width="0.417cm" svg:height="0.513cm" svg:x="19.31cm" svg:y="6.73cm" svg:viewBox="0 0 418 514" svg:d="M418 8c0-4 0-8-6-8-4 0-6 0-14 10l-34 40c-18-32-54-50-100-50-90 0-176 82-176 166 0 58 38 90 74 100l76 20c26 6 66 18 66 76 0 62-58 130-128 130-46 0-124-16-124-104 0-16 4-34 4-38 2-2 2-4 2-4 0-8-6-8-8-8-4 0-6 0-8 2s-42 164-42 166c0 4 4 8 8 8s4-2 12-12l36-40c30 42 78 52 118 52 96 0 180-94 180-182 0-50-24-74-34-82-16-18-28-20-90-36-16-4-42-12-48-12-18-8-42-28-42-66 0-56 56-116 122-116 60 0 102 30 102 110 0 22-2 34-2 38 0 2 0 8 8 8s8-2 10-14z">
            <text:p/>
          </draw:path>
          <draw:path draw:style-name="gr3" draw:text-style-name="P3" draw:layer="layout" svg:width="0.327cm" svg:height="0.481cm" svg:x="19.768cm" svg:y="6.746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3" draw:text-style-name="P3" draw:layer="layout" svg:width="0.469cm" svg:height="0.165cm" svg:x="20.34cm" svg:y="6.968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21.078cm" svg:y="6.9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21.37cm" svg:y="7.1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1.692cm" svg:y="6.9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83cm" svg:height="0.211cm" svg:x="21.946cm" svg:y="7.152cm" svg:viewBox="0 0 84 212" svg:d="M84 74c0-46-18-74-46-74-24 0-38 18-38 38 0 18 14 38 38 38 8 0 18-4 26-10 2-2 2-2 4-2v10c0 54-24 96-48 120-8 6-8 8-8 10 0 6 4 8 6 8 8 0 66-54 66-138z">
            <text:p/>
          </draw:path>
          <draw:path draw:style-name="gr3" draw:text-style-name="P3" draw:layer="layout" svg:width="0.503cm" svg:height="0.481cm" svg:x="22.224cm" svg:y="6.746cm" svg:viewBox="0 0 504 482" svg:d="M186 260h120c100 0 198-74 198-154 0-54-46-106-140-106h-228c-14 0-20 0-20 14 0 8 6 8 20 8 8 0 22 0 30 2 12 0 16 2 16 10 0 4-2 6-4 14l-94 380c-8 26-8 32-64 32-12 0-20 0-20 14 0 8 8 8 10 8 20 0 70-2 90-2 16 0 30 0 46 0 14 0 30 2 46 2 4 0 14 0 14-14 0-8-8-8-20-8-26 0-46 0-46-12 0-4 2-8 2-12zM236 48c6-24 8-26 38-26h68c58 0 96 18 96 68 0 28-14 88-42 114-34 32-78 36-108 36h-100z">
            <text:p/>
          </draw:path>
          <draw:path draw:style-name="gr3" draw:text-style-name="P3" draw:layer="layout" svg:width="0.301cm" svg:height="0.223cm" svg:x="22.67cm" svg:y="7.114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3" draw:text-style-name="P3" draw:layer="layout" svg:width="0.211cm" svg:height="0.223cm" svg:x="23.026cm" svg:y="7.114cm" svg:viewBox="0 0 212 224" svg:d="M78 106c14 0 54-2 80-10 36-14 44-38 44-52 0-28-28-44-62-44-60 0-140 46-140 130 0 50 32 94 90 94 84 0 122-50 122-56 0-4-4-8-8-8-2 0-4 0-8 4-38 46-96 46-106 46-30 0-50-20-50-60 0-8 0-16 6-44zM50 92c22-72 76-78 90-78 22 0 40 10 40 30 0 48-84 48-104 48z">
            <text:p/>
          </draw:path>
          <draw:path draw:style-name="gr3" draw:text-style-name="P3" draw:layer="layout" svg:width="0.361cm" svg:height="0.223cm" svg:x="23.28cm" svg:y="7.114cm" svg:viewBox="0 0 362 224" svg:d="M238 62c2-14 8-38 8-40 0-10-8-16-16-16-10 0-18 6-22 14 0 4-6 24-10 38-6 28-6 28-14 56-6 28-6 32-8 46 2 10-2 20-14 34-6 8-16 16-32 16-20 0-44-6-44-46 0-24 12-62 22-86 10-22 12-26 12-36 0-24-22-42-48-42-50 0-72 68-72 76 0 6 6 6 8 6 8 0 8-2 10-8 12-40 34-60 52-60 10 0 14 6 14 18s-6 22-8 28c-28 74-28 82-28 98 0 58 52 66 80 66 10 0 34 0 56-32 10 22 38 32 68 32 44 0 66-38 76-58 22-42 34-104 34-126 0-38-20-40-24-40-12 0-26 14-26 26 0 8 4 12 8 16 12 10 18 24 18 40 0 6-20 128-84 128-40 0-40-36-40-44 0-14 2-22 10-50z">
            <text:p/>
          </draw:path>
          <draw:path draw:style-name="gr3" draw:text-style-name="P3" draw:layer="layout" svg:width="0.469cm" svg:height="0.165cm" svg:x="23.95cm" svg:y="6.968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3" draw:layer="layout" svg:width="0.259cm" svg:height="0.319cm" svg:x="24.686cm" svg:y="6.9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3" draw:text-style-name="P3" draw:layer="layout" svg:width="0.275cm" svg:height="0.313cm" svg:x="24.978cm" svg:y="7.114cm" svg:viewBox="0 0 276 314" svg:d="M38 278c-4 14-4 18-24 18-8 0-14 0-14 12 0 4 4 6 6 6 14 0 30-2 44-2 16 0 36 2 52 2 4 0 10-2 10-10s-8-8-14-8c-10 0-24 0-24-6 0-2 4-14 6-22 6-26 12-54 18-74 6 10 22 30 52 30 60 0 126-68 126-142 0-58-40-82-74-82-30 0-56 20-70 34-8-28-36-34-52-34-18 0-30 12-38 26-10 18-18 46-18 50 0 6 6 6 8 6 8 0 8-2 12-14 6-30 16-54 36-54 12 0 16 10 16 24 0 6-2 12-2 14zM132 60c28-38 52-46 68-46 20 0 36 14 36 48 0 20-10 70-24 100-14 24-38 48-62 48-36 0-44-38-44-44 0-2 0-6 0-8z">
            <text:p/>
          </draw:path>
          <draw:path draw:style-name="gr3" draw:text-style-name="P3" draw:layer="layout" svg:width="0.099cm" svg:height="0.185cm" svg:x="25.3cm" svg:y="6.994cm" svg:viewBox="0 0 100 186" svg:d="M96 34c0 0 4-8 4-14 0-12-12-20-22-20-16 0-20 12-22 16l-54 154c-2 4-2 6-2 6 0 6 16 10 16 10 2 0 4-2 6-6z">
            <text:p/>
          </draw:path>
          <draw:path draw:style-name="gr3" draw:text-style-name="P3" draw:layer="layout" svg:width="0.099cm" svg:height="0.185cm" svg:x="25.454cm" svg:y="6.994cm" svg:viewBox="0 0 100 186" svg:d="M96 34c0 0 4-8 4-14 0-12-12-20-22-20-16 0-20 12-22 16l-54 154c-2 4-2 6-2 6 0 6 16 10 16 10 2 0 4-2 6-6z">
            <text:p/>
          </draw:path>
        </draw:g>
        <draw:g>
          <svg:title>TexMaths</svg:title>
          <svg:desc>20§latex§Case 1§svg§600§TRUE§</svg:desc>
          <draw:polygon draw:style-name="gr2" draw:text-style-name="P2" draw:layer="layout" svg:width="2.029cm" svg:height="0.479cm" svg:x="7.597cm" svg:y="5.133cm" svg:viewBox="0 0 2030 480" draw:points="1014,480 0,480 0,0 2030,0 2030,480">
            <text:p/>
          </draw:polygon>
          <draw:path draw:style-name="gr3" draw:text-style-name="P3" draw:layer="layout" svg:width="0.429cm" svg:height="0.513cm" svg:x="7.637cm" svg:y="5.115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text-style-name="P3" draw:layer="layout" svg:width="0.319cm" svg:height="0.323cm" svg:x="8.133cm" svg:y="5.297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8.477cm" svg:y="5.29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8.749cm" svg:y="5.29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3cm" svg:height="0.469cm" svg:x="9.337cm" svg:y="5.143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Case 2§svg§600§TRUE§</svg:desc>
          <draw:polygon draw:style-name="gr2" draw:text-style-name="P2" draw:layer="layout" svg:width="2.029cm" svg:height="0.479cm" svg:x="20.898cm" svg:y="5.133cm" svg:viewBox="0 0 2030 480" draw:points="1014,480 0,480 0,0 2030,0 2030,480">
            <text:p/>
          </draw:polygon>
          <draw:path draw:style-name="gr3" draw:text-style-name="P3" draw:layer="layout" svg:width="0.429cm" svg:height="0.513cm" svg:x="20.938cm" svg:y="5.115cm" svg:viewBox="0 0 430 514" svg:d="M0 256c0 146 114 258 246 258 114 0 184-100 184-180 0-8 0-12-10-12-6 0-6 4-8 10-6 102-80 160-158 160-42 0-182-24-182-236 0-210 138-234 182-234 76 0 140 64 154 168 0 8 0 12 10 12 12 0 12-4 12-18v-168c0-12 0-16-8-16-2 0-6 0-10 8l-36 52c-26-24-62-60-130-60-132 0-246 112-246 256z">
            <text:p/>
          </draw:path>
          <draw:path draw:style-name="gr3" draw:text-style-name="P3" draw:layer="layout" svg:width="0.319cm" svg:height="0.323cm" svg:x="21.434cm" svg:y="5.297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31cm" svg:height="0.323cm" svg:x="21.778cm" svg:y="5.297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2.05cm" svg:y="5.297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81cm" svg:height="0.469cm" svg:x="22.61cm" svg:y="5.1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4:08:31.335235060</meta:creation-date>
    <dc:date>2017-07-11T14:26:35.993899195</dc:date>
    <meta:editing-duration>PT13S</meta:editing-duration>
    <meta:editing-cycles>1</meta:editing-cycles>
    <meta:generator>LibreOffice/5.1.6.2$Linux_X86_64 LibreOffice_project/10m0$Build-2</meta:generator>
    <meta:document-statistic meta:object-count="77"/>
  </office:meta>
</office:document-meta>
</file>